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fo:font-size="10pt" style:font-size-asian="10pt" style:font-size-complex="10pt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ADADAD" style:vertical-align="middle" fo:background-color="#FF0000" style:repeat-content="false"/>
      <style:paragraph-properties fo:text-align="center"/>
      <style:text-properties fo:color="#FFFFFF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wrap-option="wrap"/>
      <style:paragraph-properties fo:margin-left="0cm" style:writing-mode="l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/>
      <style:paragraph-properties fo:margin-left="0cm" style:writing-mode="lr"/>
      <style:text-properties fo:color="#000000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/>
      <style:paragraph-properties fo:margin-left="0cm" style:writing-mode="l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CCCCCC" fo:border-right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34" style:family="table-cell" style:parent-style-name="Hyperlink" style:data-style-name="N0">
      <style:table-cell-properties style:vertical-align="middle" fo:wrap-option="wrap"/>
      <style:paragraph-properties fo:margin-left="0cm" style:writing-mode="lr"/>
      <style:text-properties fo:color="#467886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9.445625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6.77333333333333cm" style:use-optimal-column-width="true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10.874375cm"/>
    </style:style>
    <style:style style:name="co7" style:family="table-column">
      <style:table-column-properties fo:break-before="auto" style:column-width="8.8370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13.890625cm"/>
    </style:style>
    <style:style style:name="co12" style:family="table-column">
      <style:table-column-properties fo:break-before="auto" style:column-width="9.02229166666667cm"/>
    </style:style>
    <style:style style:name="co13" style:family="table-column">
      <style:table-column-properties fo:break-before="auto" style:column-width="7.35541666666667cm"/>
    </style:style>
    <style:style style:name="co14" style:family="table-column">
      <style:table-column-properties fo:break-before="auto" style:column-width="13.2291666666667cm"/>
    </style:style>
    <style:style style:name="co15" style:family="table-column">
      <style:table-column-properties fo:break-before="auto" style:column-width="11.1389583333333cm"/>
    </style:style>
    <style:style style:name="co16" style:family="table-column">
      <style:table-column-properties fo:break-before="auto" style:column-width="4.28625cm"/>
    </style:style>
    <style:style style:name="co17" style:family="table-column">
      <style:table-column-properties fo:break-before="auto" style:column-width="9.47208333333333cm"/>
    </style:style>
    <style:style style:name="co18" style:family="table-column">
      <style:table-column-properties fo:break-before="auto" style:column-width="9.73666666666667cm"/>
    </style:style>
    <style:style style:name="co19" style:family="table-column">
      <style:table-column-properties fo:break-before="auto" style:column-width="11.6945833333333cm"/>
    </style:style>
    <style:style style:name="co20" style:family="table-column">
      <style:table-column-properties fo:break-before="auto" style:column-width="10.1070833333333cm"/>
    </style:style>
    <style:style style:name="co21" style:family="table-column">
      <style:table-column-properties fo:break-before="auto" style:column-width="14.8960416666667cm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7.25pt" style:use-optimal-row-height="false" fo:break-before="auto"/>
    </style:style>
    <style:style style:name="ro3" style:family="table-row">
      <style:table-row-properties style:row-height="50.2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65pt" style:use-optimal-row-height="false" fo:break-before="auto"/>
    </style:style>
    <style:style style:name="ro6" style:family="table-row">
      <style:table-row-properties style:row-height="168pt" style:use-optimal-row-height="false" fo:break-before="auto"/>
    </style:style>
    <style:style style:name="ro7" style:family="table-row">
      <style:table-row-properties style:row-height="52.5pt" style:use-optimal-row-height="false" fo:break-before="auto"/>
    </style:style>
    <style:style style:name="ro8" style:family="table-row">
      <style:table-row-properties style:row-height="69.75pt" style:use-optimal-row-height="false" fo:break-before="auto"/>
    </style:style>
    <style:style style:name="ro9" style:family="table-row">
      <style:table-row-properties style:row-height="49.5pt" style:use-optimal-row-height="false" fo:break-before="auto"/>
    </style:style>
    <style:style style:name="ro10" style:family="table-row">
      <style:table-row-properties style:row-height="38.25pt" style:use-optimal-row-height="true" fo:break-before="auto"/>
    </style:style>
    <style:style style:name="ro11" style:family="table-row">
      <style:table-row-properties style:row-height="60.75pt" style:use-optimal-row-height="false" fo:break-before="auto"/>
    </style:style>
    <style:style style:name="ro12" style:family="table-row">
      <style:table-row-properties style:row-height="54pt" style:use-optimal-row-height="false" fo:break-before="auto"/>
    </style:style>
    <style:style style:name="ro13" style:family="table-row">
      <style:table-row-properties style:row-height="44.25pt" style:use-optimal-row-height="false" fo:break-before="auto"/>
    </style:style>
    <style:style style:name="ro14" style:family="table-row">
      <style:table-row-properties style:row-height="96pt" style:use-optimal-row-height="false" fo:break-before="auto"/>
    </style:style>
    <style:style style:name="ro15" style:family="table-row">
      <style:table-row-properties style:row-height="62.25pt" style:use-optimal-row-height="false" fo:break-before="auto"/>
    </style:style>
    <style:style style:name="ro16" style:family="table-row">
      <style:table-row-properties style:row-height="72pt" style:use-optimal-row-height="false" fo:break-before="auto"/>
    </style:style>
    <style:style style:name="ro17" style:family="table-row">
      <style:table-row-properties style:row-height="53.25pt" style:use-optimal-row-height="false" fo:break-before="auto"/>
    </style:style>
    <style:style style:name="ro18" style:family="table-row">
      <style:table-row-properties style:row-height="56.25pt" style:use-optimal-row-height="false" fo:break-before="auto"/>
    </style:style>
    <style:style style:name="ro19" style:family="table-row">
      <style:table-row-properties style:row-height="60pt" style:use-optimal-row-height="false" fo:break-before="auto"/>
    </style:style>
    <style:style style:name="ro20" style:family="table-row">
      <style:table-row-properties style:row-height="58.5pt" style:use-optimal-row-height="false" fo:break-before="auto"/>
    </style:style>
    <style:style style:name="ro21" style:family="table-row">
      <style:table-row-properties style:row-height="168.75pt" style:use-optimal-row-height="fals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64.5pt" style:use-optimal-row-height="false" fo:break-before="auto"/>
    </style:style>
    <style:style style:name="ro24" style:family="table-row">
      <style:table-row-properties style:row-height="84.75pt" style:use-optimal-row-height="false" fo:break-before="auto"/>
    </style:style>
    <style:style style:name="ro25" style:family="table-row">
      <style:table-row-properties style:row-height="71.25pt" style:use-optimal-row-height="false" fo:break-before="auto"/>
    </style:style>
    <style:style style:name="ro26" style:family="table-row">
      <style:table-row-properties style:row-height="59.25pt" style:use-optimal-row-height="false" fo:break-before="auto"/>
    </style:style>
    <style:style style:name="ro27" style:family="table-row">
      <style:table-row-properties style:row-height="36.75pt" style:use-optimal-row-height="false" fo:break-before="auto"/>
    </style:style>
    <style:style style:name="ro28" style:family="table-row">
      <style:table-row-properties style:row-height="133.5pt" style:use-optimal-row-height="false" fo:break-before="auto"/>
    </style:style>
    <style:style style:name="ro29" style:family="table-row">
      <style:table-row-properties style:row-height="93.75pt" style:use-optimal-row-height="false" fo:break-before="auto"/>
    </style:style>
    <style:style style:name="ro30" style:family="table-row">
      <style:table-row-properties style:row-height="75pt" style:use-optimal-row-height="false" fo:break-before="auto"/>
    </style:style>
    <style:style style:name="ro31" style:family="table-row">
      <style:table-row-properties style:row-height="54.75pt" style:use-optimal-row-height="false" fo:break-before="auto"/>
    </style:style>
    <style:style style:name="ro32" style:family="table-row">
      <style:table-row-properties style:row-height="135.75pt" style:use-optimal-row-height="fals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123.75pt" style:use-optimal-row-height="false" fo:break-before="auto"/>
    </style:style>
    <style:style style:name="ro35" style:family="table-row">
      <style:table-row-properties style:row-height="73.5pt" style:use-optimal-row-height="false" fo:break-before="auto"/>
    </style:style>
    <style:style style:name="ro36" style:family="table-row">
      <style:table-row-properties style:row-height="67.5pt" style:use-optimal-row-height="false" fo:break-before="auto"/>
    </style:style>
    <style:style style:name="ro37" style:family="table-row">
      <style:table-row-properties style:row-height="79.5pt" style:use-optimal-row-height="false" fo:break-before="auto"/>
    </style:style>
    <style:style style:name="ro38" style:family="table-row">
      <style:table-row-properties style:row-height="45pt" style:use-optimal-row-height="false" fo:break-before="auto"/>
    </style:style>
    <style:style style:name="ro39" style:family="table-row">
      <style:table-row-properties style:row-height="46.5pt" style:use-optimal-row-height="false" fo:break-before="auto"/>
    </style:style>
    <style:style style:name="ro40" style:family="table-row">
      <style:table-row-properties style:row-height="55.5pt" style:use-optimal-row-height="false" fo:break-before="auto"/>
    </style:style>
    <style:style style:name="ro41" style:family="table-row">
      <style:table-row-properties style:row-height="48.75pt" style:use-optimal-row-height="false" fo:break-before="auto"/>
    </style:style>
    <style:style style:name="ro42" style:family="table-row">
      <style:table-row-properties style:row-height="48pt" style:use-optimal-row-height="false" fo:break-before="auto"/>
    </style:style>
    <style:style style:name="ro43" style:family="table-row">
      <style:table-row-properties style:row-height="45.75pt" style:use-optimal-row-height="false" fo:break-before="auto"/>
    </style:style>
    <style:style style:name="ro44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ag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7">
            <text:p>SR#</text:p>
          </table:table-cell>
          <table:table-cell office:value-type="string" table:style-name="ce8">
            <text:p>Test Scenario</text:p>
          </table:table-cell>
          <table:table-cell office:value-type="string" table:style-name="ce8">
            <text:p>Test Cases</text:p>
          </table:table-cell>
          <table:table-cell office:value-type="string" table:style-name="ce8">
            <text:p>Test Steps</text:p>
          </table:table-cell>
          <table:table-cell office:value-type="string" table:style-name="ce8">
            <text:p>Test Data</text:p>
          </table:table-cell>
          <table:table-cell office:value-type="string" table:style-name="ce8">
            <text:p>Expected Result</text:p>
          </table:table-cell>
          <table:table-cell office:value-type="string" table:style-name="ce8">
            <text:p>Actual Result</text:p>
          </table:table-cell>
          <table:table-cell office:value-type="string" table:style-name="ce8">
            <text:p>Pass/Fail</text:p>
          </table:table-cell>
          <table:table-cell table:number-columns-repeated="10" table:style-name="ce9"/>
          <table:table-cell table:style-name="ce10"/>
          <table:table-cell table:number-columns-repeated="16365" table:style-name="ce11"/>
        </table:table-row>
        <table:table-row table:style-name="ro2">
          <table:table-cell office:value-type="string" table:style-name="ce5">
            <text:p>SM1</text:p>
          </table:table-cell>
          <table:table-cell office:value-type="string" table:style-name="ce5">
            <text:p>Change Password and Login</text:p>
          </table:table-cell>
          <table:table-cell office:value-type="string" table:style-name="ce5">
            <text:p>Enter incorrect Old Password</text:p>
          </table:table-cell>
          <table:table-cell office:value-type="string" table:style-name="ce4">
            <text:p>1) Click on Change Password <text:s text:c="28"/>2)Enter required Field <text:s text:c="39"/>3)Submit</text:p>
          </table:table-cell>
          <table:table-cell office:value-type="string" table:style-name="ce4">
            <text:p>Old Password - incorrect Old Password <text:s text:c="36"/>New Password - 123456 <text:s text:c="57"/>Confirm Password - 123456<text:s/></text:p>
          </table:table-cell>
          <table:table-cell office:value-type="string" table:style-name="ce4">
            <text:p>1) A pop-up "Old Password is incorrect" is shown <text:s text:c="61"/>2) User redirected to Change Password</text:p>
          </table:table-cell>
          <table:table-cell office:value-type="string" table:style-name="ce18">
            <text:p>1) A pop-up "Old password is incorrect" is shown</text:p>
            <text:p>2) User redirect to Change Password is shown</text:p>
          </table:table-cell>
          <table:table-cell office:value-type="string" table:style-name="ce24">
            <text:p>Pas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5">
            <text:p>SM2</text:p>
          </table:table-cell>
          <table:table-cell table:style-name="ce1"/>
          <table:table-cell office:value-type="string" table:style-name="ce3">
            <text:p>Verify after password is changed <text:s text:c="104"/>page is redirected <text:s/>to Login screen</text:p>
          </table:table-cell>
          <table:table-cell office:value-type="string" table:style-name="ce4">
            <text:p>1) Click on Change Password <text:s text:c="28"/>2)Enter required Field <text:s text:c="39"/>3)Submit</text:p>
          </table:table-cell>
          <table:table-cell office:value-type="string" table:style-name="ce4">
            <text:p>Old Password - correct Old Password <text:s text:c="39"/>New Password - 123456 <text:s text:c="56"/>Confirm Password - 123456<text:s/></text:p>
          </table:table-cell>
          <table:table-cell office:value-type="string" table:style-name="ce4">
            <text:p>1) A pop-up "Old Password is changed" is shown <text:s text:c="67"/>2) User Logged out and redirected to login page</text:p>
          </table:table-cell>
          <table:table-cell office:value-type="string" table:style-name="ce26">
            <text:p>1) A pop-up "Password is changed" is shown</text:p>
            <text:p>2) User logged out and redirected to login page is shown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SM3</text:p>
          </table:table-cell>
          <table:table-cell table:style-name="ce1"/>
          <table:table-cell office:value-type="string" table:style-name="ce3">
            <text:p>Verify you can login with NEW password after the password is changed</text:p>
          </table:table-cell>
          <table:table-cell office:value-type="string" table:style-name="ce3">
            <text:p>1) Enter user id and "new" Password <text:s text:c="19"/>2)Submit<text:s text:c="18"/></text:p>
          </table:table-cell>
          <table:table-cell office:value-type="string" table:style-name="ce4">
            <text:p>user id - user id of above test case <text:s text:c="30"/>password - changed password of above test case</text:p>
          </table:table-cell>
          <table:table-cell office:value-type="string" table:style-name="ce5">
            <text:p>1) user redirected to manger home page</text:p>
          </table:table-cell>
          <table:table-cell office:value-type="string" table:style-name="ce12">
            <text:p><text:s/>User redirecting to manager home page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5">
            <text:p>SM4</text:p>
          </table:table-cell>
          <table:table-cell office:value-type="string" table:style-name="ce5">
            <text:p>Add New Customer &amp; Account</text:p>
          </table:table-cell>
          <table:table-cell office:value-type="string" table:style-name="ce3">
            <text:p>Verify after adding New Customer, Page redirects to details of added customer<text:s/></text:p>
          </table:table-cell>
          <table:table-cell office:value-type="string" table:style-name="ce3">
            <text:p>1) Click on Add New Customer <text:s text:c="35"/>2) Enter Required fields <text:s text:c="57"/>3) Submit</text:p>
          </table:table-cell>
          <table:table-cell office:value-type="string" table:style-name="ce14">
            <text:p>Customer ID - 74741</text:p>
            <text:p>Customer Name - Rawan</text:p>
            <text:p>Gender - female</text:p>
            <text:p>Birthdate - 1998/11/16</text:p>
            <text:p>Address - Al-Aziziyah</text:p>
            <text:p>City - Alkhobar</text:p>
            <text:p>State - Ksa</text:p>
            <text:p>Pin - 741741</text:p>
            <text:p>Mobile No. <text:s text:c="7"/>0557474117</text:p>
            <text:p>Email <text:s text:c="7"/>rawan@gmail.com</text:p>
            <text:p>Continue</text:p>
          </table:table-cell>
          <table:table-cell office:value-type="string" table:style-name="ce12">
            <text:p>1) Details of added Customer must be shown</text:p>
          </table:table-cell>
          <table:table-cell office:value-type="string" table:style-name="ce3">
            <text:p/>
            <text:p>1) Details of added Customer must be shown is shown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5">
            <text:p>SM5</text:p>
          </table:table-cell>
          <table:table-cell table:style-name="ce1"/>
          <table:table-cell office:value-type="string" table:style-name="ce5">
            <text:p>Verify a new account can be added to new customer</text:p>
          </table:table-cell>
          <table:table-cell office:value-type="string" table:style-name="ce3">
            <text:p>1) Click on Add New Account <text:s text:c="40"/>2) Enter all required fields <text:s text:c="57"/>3) Submit</text:p>
          </table:table-cell>
          <table:table-cell office:value-type="string" table:style-name="ce2">
            <text:p>Created Account details are as follows: <text:s text:c="31"/>Account ID - xyz <text:s text:c="80"/>Customer ID - customer id created in above <text:s text:c="18"/>test case <text:s text:c="90"/>Customer Name - Rere</text:p>
            <text:p>Email - Rere@guru99.com</text:p>
            <text:p>Account Type - Savings</text:p>
            <text:p>Date of Opening - 2013-11-13</text:p>
            <text:p>Current Amount - 74000</text:p>
            <text:p>Continue</text:p>
          </table:table-cell>
          <table:table-cell office:value-type="string" table:style-name="ce12">
            <text:p>1) Details of account generated must be shown</text:p>
          </table:table-cell>
          <table:table-cell office:value-type="string" table:style-name="ce12">
            <text:p>1) Details of account generated must is shown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5">
            <text:p>SM6</text:p>
          </table:table-cell>
          <table:table-cell office:value-type="string" table:style-name="ce14">
            <text:p>Delete Account &amp; check <text:s/>Mini Statement, Balance Enquiry</text:p>
          </table:table-cell>
          <table:table-cell office:value-type="string" table:style-name="ce5">
            <text:p>Verify confirmation message is shown on the deletion of an account</text:p>
          </table:table-cell>
          <table:table-cell office:value-type="string" table:style-name="ce3">
            <text:p>1) Click on Delete Account <text:s text:c="40"/>2) Enter required fields <text:s text:c="57"/>3) Submit</text:p>
          </table:table-cell>
          <table:table-cell office:value-type="string" table:style-name="ce16">
            <text:p>Account No - xyz</text:p>
          </table:table-cell>
          <table:table-cell office:value-type="string" table:style-name="ce3">
            <text:p>1) A pop - up "Do you really want to delete this account?"</text:p>
          </table:table-cell>
          <table:table-cell office:value-type="string" table:style-name="ce5">
            <text:p>No confirmation message shown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5">
            <text:p>SM7</text:p>
          </table:table-cell>
          <table:table-cell table:style-name="ce5"/>
          <table:table-cell office:value-type="string" table:style-name="ce13">
            <text:p>Verify system behaviour after the Account is deleted</text:p>
          </table:table-cell>
          <table:table-cell office:value-type="string" table:style-name="ce3">
            <text:p>1) Click on Delete Account <text:s text:c="40"/>2) Enter required fields <text:s text:c="57"/>3) Submit <text:s text:c="85"/>4) Click yes in the pop-up message shown</text:p>
          </table:table-cell>
          <table:table-cell office:value-type="string" table:style-name="ce16">
            <text:p>Account No - xyz</text:p>
          </table:table-cell>
          <table:table-cell office:value-type="string" table:style-name="ce3">
            <text:p>1) A message"Account deleted successfully" is shown <text:s text:c="46"/>2) Page redirected <text:s/>to manger home page</text:p>
          </table:table-cell>
          <table:table-cell office:value-type="string" table:style-name="ce13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5">
            <text:p>SM8</text:p>
          </table:table-cell>
          <table:table-cell table:style-name="ce5"/>
          <table:table-cell office:value-type="string" table:style-name="ce14">
            <text:p>Verify that mini statement is not generated for a deleted account</text:p>
          </table:table-cell>
          <table:table-cell office:value-type="string" table:style-name="ce3">
            <text:p>1) Click on Mini statement <text:s text:c="45"/>2) Enter deleted account number <text:s text:c="31"/>3) Submit</text:p>
          </table:table-cell>
          <table:table-cell office:value-type="string" table:style-name="ce14">
            <text:p>Account No - Account No used in above test case</text:p>
          </table:table-cell>
          <table:table-cell office:value-type="string" table:style-name="ce4">
            <text:p>1) A pop "Account does not exist" is shown <text:s text:c="79"/>2) Redirectes to mini statement page</text:p>
          </table:table-cell>
          <table:table-cell office:value-type="string" table:style-name="ce13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SM9</text:p>
          </table:table-cell>
          <table:table-cell table:style-name="ce1"/>
          <table:table-cell office:value-type="string" table:style-name="ce5">
            <text:p>Verify Balance for deleted account</text:p>
          </table:table-cell>
          <table:table-cell office:value-type="string" table:style-name="ce14">
            <text:p>1) Click on Balance Enquiry</text:p>
            <text:p>2) Enter deleted account number</text:p>
            <text:p>3) Submit</text:p>
          </table:table-cell>
          <table:table-cell office:value-type="string" table:style-name="ce14">
            <text:p>Account No - Account No used in above test case</text:p>
          </table:table-cell>
          <table:table-cell office:value-type="string" table:style-name="ce4">
            <text:p>1) A pop "Account does not exist" is shown <text:s text:c="58"/>2)redirectes to Balance Enquiry page<text:s/></text:p>
          </table:table-cell>
          <table:table-cell office:value-type="string" table:style-name="ce13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">
            <text:p>SM10</text:p>
          </table:table-cell>
          <table:table-cell table:style-name="ce1"/>
          <table:table-cell office:value-type="string" table:style-name="ce14">
            <text:p>Verify that customized statement is not generated for a deleted account</text:p>
          </table:table-cell>
          <table:table-cell office:value-type="string" table:style-name="ce3">
            <text:p>1) Click on customized statement <text:s text:c="45"/>2) Enter deleted account number <text:s text:c="31"/>3) Submit</text:p>
          </table:table-cell>
          <table:table-cell office:value-type="string" table:style-name="ce14">
            <text:p>Account No - Account No used in above test case</text:p>
          </table:table-cell>
          <table:table-cell office:value-type="string" table:style-name="ce3">
            <text:p>1) A pop "Account does not exist" is shown <text:s text:c="73"/>2) Redirectes to customized statement page</text:p>
          </table:table-cell>
          <table:table-cell office:value-type="string" table:style-name="ce13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5">
            <text:p>SM11</text:p>
          </table:table-cell>
          <table:table-cell office:value-type="string" table:style-name="ce14">
            <text:p>Delete Customer &amp; Edit customer</text:p>
          </table:table-cell>
          <table:table-cell office:value-type="string" table:style-name="ce5">
            <text:p>Verify confirmation message is shown when customer is deleted</text:p>
          </table:table-cell>
          <table:table-cell office:value-type="string" table:style-name="ce3">
            <text:p>1) Click on Delete Customer <text:s text:c="46"/>2) Enter Customer id <text:s text:c="56"/>3) Submit</text:p>
          </table:table-cell>
          <table:table-cell office:value-type="string" table:style-name="ce16">
            <text:p>Customer ID - xyz</text:p>
          </table:table-cell>
          <table:table-cell office:value-type="string" table:style-name="ce3">
            <text:p>1) A pop - up "Do you really want to delete this customer?"</text:p>
          </table:table-cell>
          <table:table-cell office:value-type="string" table:style-name="ce5">
            <text:p>No confirmation message shown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11">
          <table:table-cell office:value-type="string" table:style-name="ce5">
            <text:p>SM12</text:p>
          </table:table-cell>
          <table:table-cell table:style-name="ce1"/>
          <table:table-cell office:value-type="string" table:style-name="ce3">
            <text:p>Verify that the customer should not be deleted if any account exists for that customer</text:p>
          </table:table-cell>
          <table:table-cell office:value-type="string" table:style-name="ce3">
            <text:p>1) Click on Delete Customer <text:s text:c="46"/>2) Enter Customer id <text:s text:c="56"/>3) Submit</text:p>
          </table:table-cell>
          <table:table-cell office:value-type="string" table:style-name="ce15">
            <text:p>Customer ID - xyz <text:s text:c="80"/>The customer must have at least one account</text:p>
          </table:table-cell>
          <table:table-cell office:value-type="string" table:style-name="ce3">
            <text:p>1) A pop - up "Customer could not be Deleted.first delete all account of this customer and then delete the customer"</text:p>
            <text:p>2) Redirect to Customer delete form</text:p>
          </table:table-cell>
          <table:table-cell office:value-type="string" table:style-name="ce13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5">
            <text:p>SM13</text:p>
          </table:table-cell>
          <table:table-cell table:style-name="ce1"/>
          <table:table-cell office:value-type="string" table:style-name="ce14">
            <text:p>Verify that a Customer can be Deleted</text:p>
          </table:table-cell>
          <table:table-cell office:value-type="string" table:style-name="ce3">
            <text:p>1) Click on Delete Customer <text:s text:c="46"/>2) Enter Customer id <text:s text:c="56"/>3) Submit</text:p>
          </table:table-cell>
          <table:table-cell office:value-type="string" table:style-name="ce15">
            <text:p>Customer ID - xyz <text:s text:c="80"/>The customer must have no account</text:p>
          </table:table-cell>
          <table:table-cell office:value-type="string" table:style-name="ce3">
            <text:p>1) A message"Customer deleted successfully" is shown <text:s text:c="46"/>2) redirect <text:s/>to home page</text:p>
          </table:table-cell>
          <table:table-cell office:value-type="string" table:style-name="ce13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5">
            <text:p>SM14</text:p>
          </table:table-cell>
          <table:table-cell table:style-name="ce1"/>
          <table:table-cell office:value-type="string" table:style-name="ce14">
            <text:p>Verify deleted customer cannot be edited</text:p>
          </table:table-cell>
          <table:table-cell office:value-type="string" table:style-name="ce3">
            <text:p>1) Click on Edit Customer <text:s text:c="46"/>2) Enter Customer id <text:s text:c="56"/>3) Submit</text:p>
          </table:table-cell>
          <table:table-cell office:value-type="string" table:style-name="ce14">
            <text:p>Use the customer id of above test case</text:p>
          </table:table-cell>
          <table:table-cell office:value-type="string" table:style-name="ce14">
            <text:p>1) A pop - up "Customer does not exist"</text:p>
            <text:p>2) Redirect to Delete customer</text:p>
          </table:table-cell>
          <table:table-cell office:value-type="string" table:style-name="ce4">
            <text:p>alert " You are not authorise to edit this customer!"</text:p>
            <text:p>redirect to delete customer page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13">
          <table:table-cell office:value-type="string" table:style-name="ce5">
            <text:p>SM15</text:p>
          </table:table-cell>
          <table:table-cell table:style-name="ce1"/>
          <table:table-cell office:value-type="string" table:style-name="ce13">
            <text:p>Verify system behaviour when manager deletes a non existing Customer ID</text:p>
          </table:table-cell>
          <table:table-cell office:value-type="string" table:style-name="ce3">
            <text:p>1) Click on Edit Customer <text:s text:c="46"/>2) Enter Customer id <text:s text:c="56"/>3) Submit</text:p>
          </table:table-cell>
          <table:table-cell office:value-type="string" table:style-name="ce14">
            <text:p>Use the customer id of above test case</text:p>
          </table:table-cell>
          <table:table-cell office:value-type="string" table:style-name="ce3">
            <text:p>1) A pop - up "Customer does not exist"</text:p>
            <text:p>2) Redirect to Delete customer</text:p>
          </table:table-cell>
          <table:table-cell office:value-type="string" table:style-name="ce3">
            <text:p>alert " You are not authorise to delete this account!"</text:p>
            <text:p>redirect to delete customer page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14">
          <table:table-cell office:value-type="string" table:style-name="ce5">
            <text:p>SM16</text:p>
          </table:table-cell>
          <table:table-cell office:value-type="string" table:style-name="ce5">
            <text:p>Fund Transfer &amp; Customized Statement</text:p>
          </table:table-cell>
          <table:table-cell office:value-type="string" table:style-name="ce16">
            <text:p>Verify Fund Transfers</text:p>
          </table:table-cell>
          <table:table-cell office:value-type="string" table:style-name="ce18">
            <text:p>1) Click on Fund Transfer</text:p>
            <text:p>2) Enter all required fields</text:p>
            <text:p>3) Submit</text:p>
          </table:table-cell>
          <table:table-cell office:value-type="string" table:style-name="ce3">
            <text:p>payers account no - xyz</text:p>
            <text:p>payee account no - abc</text:p>
            <text:p>amount - 500</text:p>
            <text:p>Description - cash</text:p>
          </table:table-cell>
          <table:table-cell office:value-type="string" table:style-name="ce3">
            <text:p>1) Successfull message - "Fund Transafer Details for Account No: xyz"</text:p>
            <text:p>2) Details of fundtransfer</text:p>
          </table:table-cell>
          <table:table-cell office:value-type="string" table:style-name="ce2">
            <text:p>Following message is shown</text:p>
            <text:p>======================</text:p>
            <text:p>Amount        500</text:p>
            <text:p>FROM ACCOUNT NUMBER        175855</text:p>
            <text:p>TO ACCOUNT NUMBER        175856</text:p>
            <text:p>Description        cash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style-name="ro15">
          <table:table-cell office:value-type="string" table:style-name="ce5">
            <text:p>SM17</text:p>
          </table:table-cell>
          <table:table-cell table:style-name="ce1"/>
          <table:table-cell office:value-type="string" table:style-name="ce12">
            <text:p>Verify Fund Transfer is not done again when page is reloaded<text:s/></text:p>
          </table:table-cell>
          <table:table-cell office:value-type="string" table:style-name="ce4">
            <text:p>1) Execute the above test case<text:s/></text:p>
            <text:p>2) Refresh Fund Transfer detail page</text:p>
          </table:table-cell>
          <table:table-cell table:style-name="ce1"/>
          <table:table-cell office:value-type="string" table:style-name="ce5">
            <text:p>Page should redirect to fund transfer page</text:p>
          </table:table-cell>
          <table:table-cell office:value-type="string" table:style-name="ce4">
            <text:p>Not redirecting to fund transfer page<text:s/></text:p>
            <text:p>on clicking refresh button</text:p>
            <text:p>on checking ministatement it is observed that transfer is done twice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16">
          <table:table-cell office:value-type="string" table:style-name="ce21">
            <text:p>SM18</text:p>
          </table:table-cell>
          <table:table-cell table:style-name="ce22"/>
          <table:table-cell office:value-type="string" table:style-name="ce12">
            <text:p>Verify transfer details appear on the Customized statement</text:p>
          </table:table-cell>
          <table:table-cell office:value-type="string" table:style-name="ce4">
            <text:p>1) Click on Mini Statement</text:p>
            <text:p>2) Enter all required fields</text:p>
            <text:p>3) Submit</text:p>
          </table:table-cell>
          <table:table-cell office:value-type="string" table:style-name="ce4">
            <text:p>account no - payers account no used in above test case</text:p>
            <text:p>From date - yesterday</text:p>
            <text:p>to date - current date</text:p>
            <text:p>amount lower limit -nil</text:p>
            <text:p>Number of transaction - nil</text:p>
          </table:table-cell>
          <table:table-cell office:value-type="string" table:style-name="ce20">
            <text:p>Statement should show above transactions</text:p>
          </table:table-cell>
          <table:table-cell office:value-type="string" table:style-name="ce23">
            <text:p><text:a xlink:href="https://demo.guru99.com/V3/manager/CustomisedStatement.php">blank page</text:a></text:p>
          </table:table-cell>
          <table:table-cell office:value-type="string" table:style-name="ce25">
            <text:p>Fail</text:p>
          </table:table-cell>
          <table:table-cell table:number-columns-repeated="16376" table:style-name="ce22"/>
        </table:table-row>
        <table:table-row table:style-name="ro17">
          <table:table-cell office:value-type="string" table:style-name="ce21">
            <text:p>SM19</text:p>
          </table:table-cell>
          <table:table-cell table:style-name="ce1"/>
          <table:table-cell office:value-type="string" table:style-name="ce3">
            <text:p>Verify system behavior when Manager enters wrong Account number during Fund Transfer</text:p>
          </table:table-cell>
          <table:table-cell office:value-type="string" table:style-name="ce18">
            <text:p>1) Click on Fund Transfer</text:p>
            <text:p>2) Enter all required fields</text:p>
            <text:p>3) Submit</text:p>
          </table:table-cell>
          <table:table-cell office:value-type="string" table:style-name="ce4">
            <text:p>payers account no - xyz(wrong)</text:p>
            <text:p>payee account no - abc</text:p>
            <text:p>amount - 500</text:p>
            <text:p>Description - cash</text:p>
          </table:table-cell>
          <table:table-cell office:value-type="string" table:style-name="ce12">
            <text:p>1) A pop - up " Account # does not exist"</text:p>
          </table:table-cell>
          <table:table-cell office:value-type="string" table:style-name="ce3">
            <text:p>1) A pop up "No details found for this account!!"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18">
          <table:table-cell office:value-type="string" table:style-name="ce21">
            <text:p>SM20</text:p>
          </table:table-cell>
          <table:table-cell table:style-name="ce1"/>
          <table:table-cell office:value-type="string" table:style-name="ce3">
            <text:p>Verify System behaviour when manager wants to transfer fund to an account not under his supervision</text:p>
          </table:table-cell>
          <table:table-cell office:value-type="string" table:style-name="ce18">
            <text:p>1) Click on Fund Transfer</text:p>
            <text:p>2) Enter all required fields</text:p>
            <text:p>3) Submit</text:p>
          </table:table-cell>
          <table:table-cell office:value-type="string" table:style-name="ce4">
            <text:p>payers account no - xyz</text:p>
            <text:p>payee account no - abc</text:p>
            <text:p>amount - 500</text:p>
            <text:p>Description - cash</text:p>
          </table:table-cell>
          <table:table-cell office:value-type="string" table:style-name="ce3">
            <text:p>1) A pop up "You are not authorize to Transfer Funds from this account!!"</text:p>
          </table:table-cell>
          <table:table-cell office:value-type="string" table:style-name="ce3">
            <text:p>1) A pop up "No details found for this account!!"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19">
          <table:table-cell office:value-type="string" table:style-name="ce21">
            <text:p>SM21</text:p>
          </table:table-cell>
          <table:table-cell table:style-name="ce1"/>
          <table:table-cell office:value-type="string" table:style-name="ce5">
            <text:p>Verify Fund Transfer for same account numbers<text:s/></text:p>
          </table:table-cell>
          <table:table-cell office:value-type="string" table:style-name="ce18">
            <text:p>1) Click on Fund Transfer</text:p>
            <text:p>2) Enter all required fields</text:p>
            <text:p>3) Submit</text:p>
          </table:table-cell>
          <table:table-cell office:value-type="string" table:style-name="ce4">
            <text:p>payers account no - xyz</text:p>
            <text:p>payee account no - xyz</text:p>
            <text:p>amount - 500</text:p>
            <text:p>Description - cash</text:p>
          </table:table-cell>
          <table:table-cell office:value-type="string" table:style-name="ce3">
            <text:p>1) A pop up "Payers account No and Payees account No Must Not be Same!!!"</text:p>
          </table:table-cell>
          <table:table-cell office:value-type="string" table:style-name="ce4">
            <text:p>No pop up and fund <text:s/>transfer sucessful or for non existing customer pop up <text:s/>"No details found for this account!!" is shown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0">
          <table:table-cell office:value-type="string" table:style-name="ce21">
            <text:p>SM22</text:p>
          </table:table-cell>
          <table:table-cell table:style-name="ce1"/>
          <table:table-cell office:value-type="string" table:style-name="ce5">
            <text:p>Verify Fund Transfer when <text:s/>account balance is low</text:p>
          </table:table-cell>
          <table:table-cell office:value-type="string" table:style-name="ce18">
            <text:p>1) Click on Fund Transfer</text:p>
            <text:p>2) Enter all required fields</text:p>
            <text:p>3) Submit</text:p>
          </table:table-cell>
          <table:table-cell office:value-type="string" table:style-name="ce4">
            <text:p>payers account no - xyz</text:p>
            <text:p>payee account no - xyz</text:p>
            <text:p>amount - 2000000</text:p>
            <text:p>Description - cash</text:p>
          </table:table-cell>
          <table:table-cell office:value-type="string" table:style-name="ce5">
            <text:p>1) A pop up "You cant Transfer your account balance is low!!!"</text:p>
          </table:table-cell>
          <table:table-cell office:value-type="string" table:style-name="ce3">
            <text:p>1) A pop up "You cant Transfer your account balance is low!!!"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style-name="ro21">
          <table:table-cell office:value-type="string" table:style-name="ce21">
            <text:p>SM23</text:p>
          </table:table-cell>
          <table:table-cell office:value-type="string" table:style-name="ce28">
            <text:p>Edit Customer</text:p>
          </table:table-cell>
          <table:table-cell office:value-type="string" table:style-name="ce29">
            <text:p>Verify Edit Customer</text:p>
          </table:table-cell>
          <table:table-cell office:value-type="string" table:style-name="ce30">
            <text:p>1) Click on Edit Customer</text:p>
            <text:p>2) Enter all required fields</text:p>
            <text:p>3) Submit</text:p>
          </table:table-cell>
          <table:table-cell table:style-name="ce1"/>
          <table:table-cell office:value-type="string" table:style-name="ce5">
            <text:p>1) Details of edited Customer must be shown</text:p>
          </table:table-cell>
          <table:table-cell office:value-type="string" table:style-name="ce17">
            <text:p>Following details are shown<text:s/></text:p>
            <text:p>=======================</text:p>
            <text:p>Customer ID <text:s text:c="7"/>67902</text:p>
            <text:p>Customer Name <text:s text:c="7"/>Rehab</text:p>
            <text:p>Gender <text:s text:c="7"/>female</text:p>
            <text:p>Birthdate <text:s text:c="7"/>08/07/1996</text:p>
            <text:p>Address <text:s text:c="7"/>Ksa</text:p>
            <text:p>City <text:s text:c="7"/>Alkhobar</text:p>
            <text:p>State <text:s text:c="7"/>Ksa</text:p>
            <text:p>Pin <text:s text:c="7"/>456789</text:p>
            <text:p>Mobile No. <text:s text:c="7"/>01007474111<text:s/></text:p>
            <text:p>Email <text:s text:c="7"/>rehabksa@gmail.com</text:p>
            <text:p>Continue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style-name="ro7">
          <table:table-cell office:value-type="string" table:style-name="ce21">
            <text:p>SM24</text:p>
          </table:table-cell>
          <table:table-cell office:value-type="string" table:style-name="ce29">
            <text:p>Deposit</text:p>
          </table:table-cell>
          <table:table-cell office:value-type="string" table:style-name="ce29">
            <text:p>Verify deposit can be made to another account</text:p>
          </table:table-cell>
          <table:table-cell office:value-type="string" table:style-name="ce30">
            <text:p>1) Click on Deposit</text:p>
            <text:p>2) Enter all required fields</text:p>
            <text:p>3) Submit</text:p>
          </table:table-cell>
          <table:table-cell office:value-type="string" table:style-name="ce29">
            <text:p>Account no - xyz</text:p>
          </table:table-cell>
          <table:table-cell office:value-type="string" table:style-name="ce30">
            <text:p>1) Message - "Transaction details of Deposit for Account xyz"</text:p>
            <text:p>2) Details of Deposit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2">
          <table:table-cell office:value-type="string" table:style-name="ce21">
            <text:p>SM25</text:p>
          </table:table-cell>
          <table:table-cell table:style-name="ce1"/>
          <table:table-cell office:value-type="string" table:style-name="ce30">
            <text:p>Verify Deposit cannot be made by reload the Deposit detail page</text:p>
          </table:table-cell>
          <table:table-cell office:value-type="string" table:style-name="ce29">
            <text:p>1) Refresh Deposit detail Page</text:p>
          </table:table-cell>
          <table:table-cell table:style-name="ce1"/>
          <table:table-cell office:value-type="string" table:style-name="ce29">
            <text:p>Page should redirect to Deposit Page</text:p>
          </table:table-cell>
          <table:table-cell office:value-type="string" table:style-name="ce30">
            <text:p>Not redirecting to deposite page</text:p>
            <text:p>on clicking refresh button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3">
          <table:table-cell office:value-type="string" table:style-name="ce21">
            <text:p>SM26</text:p>
          </table:table-cell>
          <table:table-cell office:value-type="string" table:style-name="ce29">
            <text:p>Withdrawal and Mini statement &amp; Balance Enquiry</text:p>
          </table:table-cell>
          <table:table-cell office:value-type="string" table:style-name="ce29">
            <text:p>Verify Withdrawal</text:p>
          </table:table-cell>
          <table:table-cell office:value-type="string" table:style-name="ce30">
            <text:p>1) Determine balance in account</text:p>
            <text:p>Click on Withdrawal</text:p>
            <text:p>2) Enter all required fields</text:p>
            <text:p>3) Submit</text:p>
          </table:table-cell>
          <table:table-cell office:value-type="string" table:style-name="ce29">
            <text:p>Account no - xyz</text:p>
          </table:table-cell>
          <table:table-cell office:value-type="string" table:style-name="ce30">
            <text:p>1) Message - "Transaction details of Withdrawal for Account xyz"</text:p>
            <text:p>2) Details of withdrawal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3">
          <table:table-cell office:value-type="string" table:style-name="ce21">
            <text:p>SM27</text:p>
          </table:table-cell>
          <table:table-cell table:style-name="ce1"/>
          <table:table-cell office:value-type="string" table:style-name="ce30">
            <text:p>Verify Withdrawal cannot be made if requested amount is more than current amount in the account</text:p>
          </table:table-cell>
          <table:table-cell office:value-type="string" table:style-name="ce30">
            <text:p>1)Click on Withdrawal</text:p>
            <text:p>2) Enter all required fields</text:p>
            <text:p>3) Submit</text:p>
          </table:table-cell>
          <table:table-cell office:value-type="string" table:style-name="ce30">
            <text:p>Account No - xyz</text:p>
            <text:p>Amount - 1600000000</text:p>
          </table:table-cell>
          <table:table-cell office:value-type="string" table:style-name="ce29">
            <text:p>An Error message "Transaction failed account balance is low !!"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18">
          <table:table-cell office:value-type="string" table:style-name="ce21">
            <text:p>SM28</text:p>
          </table:table-cell>
          <table:table-cell table:style-name="ce1"/>
          <table:table-cell office:value-type="string" table:style-name="ce29">
            <text:p>Verify Mini statement</text:p>
          </table:table-cell>
          <table:table-cell office:value-type="string" table:style-name="ce30">
            <text:p>1) Click on Ministatement</text:p>
            <text:p>2) Enter all required fields</text:p>
            <text:p>3) Submit</text:p>
          </table:table-cell>
          <table:table-cell office:value-type="string" table:style-name="ce29">
            <text:p>Account no - account no of above test case</text:p>
          </table:table-cell>
          <table:table-cell office:value-type="string" table:style-name="ce29">
            <text:p>Details of withdrawal done in above test case</text:p>
          </table:table-cell>
          <table:table-cell office:value-type="string" table:style-name="ce23">
            <text:p><text:a xlink:href="https://demo.guru99.com/V3/manager/CustomisedStatement.php">blank page</text:a>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7">
          <table:table-cell office:value-type="string" table:style-name="ce21">
            <text:p>SM29</text:p>
          </table:table-cell>
          <table:table-cell table:style-name="ce1"/>
          <table:table-cell office:value-type="string" table:style-name="ce29">
            <text:p>Verify Balance</text:p>
          </table:table-cell>
          <table:table-cell office:value-type="string" table:style-name="ce30">
            <text:p>1) Click on Balance enquiry</text:p>
            <text:p>2) Enter all required fields</text:p>
            <text:p>3) Submit</text:p>
          </table:table-cell>
          <table:table-cell office:value-type="string" table:style-name="ce29">
            <text:p>Account no - account no of above test case</text:p>
          </table:table-cell>
          <table:table-cell office:value-type="string" table:style-name="ce29">
            <text:p>Details of Balance (check deduction in balance)</text:p>
          </table:table-cell>
          <table:table-cell office:value-type="string" table:style-name="ce23">
            <text:p><text:a xlink:href="https://demo.guru99.com/V3/manager/CustomisedStatement.php">blank page</text:a>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4">
          <table:table-cell office:value-type="string" table:style-name="ce21">
            <text:p>SM30</text:p>
          </table:table-cell>
          <table:table-cell office:value-type="string" table:style-name="ce29">
            <text:p>Customized Statement</text:p>
          </table:table-cell>
          <table:table-cell office:value-type="string" table:style-name="ce29">
            <text:p>Verify Customized statement</text:p>
          </table:table-cell>
          <table:table-cell office:value-type="string" table:style-name="ce30">
            <text:p>1) Click on customized Statement</text:p>
            <text:p>2) Enter all required fields</text:p>
            <text:p>3) Submit</text:p>
          </table:table-cell>
          <table:table-cell office:value-type="string" table:style-name="ce30">
            <text:p>account no - payers account no inserted in above test case</text:p>
            <text:p>From date - yesterday</text:p>
            <text:p>To date - current date</text:p>
            <text:p>Number of transaction - 10</text:p>
          </table:table-cell>
          <table:table-cell office:value-type="string" table:style-name="ce29">
            <text:p>Details of transactions done in above test case must be shown</text:p>
          </table:table-cell>
          <table:table-cell office:value-type="string" table:style-name="ce23">
            <text:p><text:a xlink:href="https://demo.guru99.com/V3/manager/CustomisedStatement.php">blank page</text:a>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5">
          <table:table-cell office:value-type="string" table:style-name="ce21">
            <text:p>SM31</text:p>
          </table:table-cell>
          <table:table-cell table:style-name="ce1"/>
          <table:table-cell office:value-type="string" table:style-name="ce30">
            <text:p>Verify Customized statement is not generated when from date is greater than to date</text:p>
          </table:table-cell>
          <table:table-cell office:value-type="string" table:style-name="ce30">
            <text:p>1) Click on Customized statement</text:p>
            <text:p>2) Enter all required fields</text:p>
            <text:p>3) Submit</text:p>
          </table:table-cell>
          <table:table-cell office:value-type="string" table:style-name="ce30">
            <text:p>account no - payers account no inserted in above test case</text:p>
            <text:p>From date - dd/mm/yy</text:p>
            <text:p>to date - lower than from date</text:p>
          </table:table-cell>
          <table:table-cell office:value-type="string" table:style-name="ce29">
            <text:p>1) pop - up "From date field should be lower than to date field"</text:p>
          </table:table-cell>
          <table:table-cell office:value-type="string" table:style-name="ce23">
            <text:p><text:a xlink:href="https://demo.guru99.com/V3/manager/CustomisedStatement.php">blank page</text:a>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16">
          <table:table-cell office:value-type="string" table:style-name="ce21">
            <text:p>SM32</text:p>
          </table:table-cell>
          <table:table-cell table:style-name="ce1"/>
          <table:table-cell office:value-type="string" table:style-name="ce29">
            <text:p>Verify Customized statement is generated when from date is less than to date</text:p>
          </table:table-cell>
          <table:table-cell office:value-type="string" table:style-name="ce30">
            <text:p>1) Click on Customized statement</text:p>
            <text:p>2) Enter all required fields</text:p>
            <text:p>3) Submit</text:p>
          </table:table-cell>
          <table:table-cell table:style-name="ce29"/>
          <table:table-cell office:value-type="string" table:style-name="ce30">
            <text:p>1) Message - "Transaction Details for Account No From Date xyz to abc"</text:p>
            <text:p>2) Details of customized statemet</text:p>
          </table:table-cell>
          <table:table-cell office:value-type="string" table:style-name="ce23">
            <text:p><text:a xlink:href="https://demo.guru99.com/V3/manager/CustomisedStatement.php">blank page</text:a>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6">
          <table:table-cell office:value-type="string" table:style-name="ce21">
            <text:p>SM33</text:p>
          </table:table-cell>
          <table:table-cell office:value-type="string" table:style-name="ce29">
            <text:p>Edit account</text:p>
          </table:table-cell>
          <table:table-cell office:value-type="string" table:style-name="ce29">
            <text:p>Verify Edit account</text:p>
          </table:table-cell>
          <table:table-cell office:value-type="string" table:style-name="ce30">
            <text:p>1) Click on Edit acount</text:p>
            <text:p>2) Enter all required fields</text:p>
            <text:p>3) Submit</text:p>
          </table:table-cell>
          <table:table-cell office:value-type="string" table:style-name="ce29">
            <text:p>Account no - xyz</text:p>
          </table:table-cell>
          <table:table-cell office:value-type="string" table:style-name="ce29">
            <text:p>1) Details of updated account must be shown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25">
            <text:p>Fail</text:p>
          </table:table-cell>
          <table:table-cell table:number-columns-repeated="16376"/>
        </table:table-row>
        <table:table-row table:style-name="ro27">
          <table:table-cell office:value-type="string" table:style-name="ce21">
            <text:p>SM34</text:p>
          </table:table-cell>
          <table:table-cell office:value-type="string" table:style-name="ce29">
            <text:p>Logout</text:p>
          </table:table-cell>
          <table:table-cell office:value-type="string" table:style-name="ce29">
            <text:p>Verify Logout</text:p>
          </table:table-cell>
          <table:table-cell office:value-type="string" table:style-name="ce29">
            <text:p>1) Click on Logout</text:p>
          </table:table-cell>
          <table:table-cell table:style-name="ce29"/>
          <table:table-cell office:value-type="string" table:style-name="ce30">
            <text:p>1) A pop - "You Have Successfully Logged out"</text:p>
            <text:p>2) Redirect to Login Page</text:p>
          </table:table-cell>
          <table:table-cell office:value-type="string" table:style-name="ce29">
            <text:p>1) A pop - "You Have Successfully Logged out"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style-name="ro28">
          <table:table-cell office:value-type="string" table:style-name="ce21">
            <text:p>SM35</text:p>
          </table:table-cell>
          <table:table-cell office:value-type="string" table:style-name="ce29">
            <text:p>Create Customer id and Password</text:p>
          </table:table-cell>
          <table:table-cell office:value-type="string" table:style-name="ce29">
            <text:p>Verfiy Customer account created</text:p>
          </table:table-cell>
          <table:table-cell office:value-type="string" table:style-name="ce30">
            <text:p>1)Click on Add Customer Page</text:p>
            <text:p>2)Enter Suitable Password</text:p>
            <text:p>3)Customer should be successfully created</text:p>
            <text:p>4)Note down Customer id and password</text:p>
            <text:p>5)Logout from and page should be redirected to login page</text:p>
            <text:p>6)Enter noted Customer id and password in step 3</text:p>
          </table:table-cell>
          <table:table-cell table:style-name="ce29"/>
          <table:table-cell office:value-type="string" table:style-name="ce29">
            <text:p>Customer should be able to logi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style-name="ro1">
          <table:table-cell table:style-name="ce21"/>
          <table:table-cell table:number-columns-repeated="16383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Customer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32">
            <text:p>SR#</text:p>
          </table:table-cell>
          <table:table-cell office:value-type="string" table:style-name="ce33">
            <text:p>Test Scenario</text:p>
          </table:table-cell>
          <table:table-cell office:value-type="string" table:style-name="ce33">
            <text:p>Test Cases</text:p>
          </table:table-cell>
          <table:table-cell office:value-type="string" table:style-name="ce33">
            <text:p>Test Steps</text:p>
          </table:table-cell>
          <table:table-cell office:value-type="string" table:style-name="ce33">
            <text:p>Test Data</text:p>
          </table:table-cell>
          <table:table-cell office:value-type="string" table:style-name="ce33">
            <text:p>Expected Result</text:p>
          </table:table-cell>
          <table:table-cell office:value-type="string" table:style-name="ce33">
            <text:p>Actual Result</text:p>
          </table:table-cell>
          <table:table-cell office:value-type="string" table:style-name="ce33">
            <text:p>Pass/Fail</text:p>
          </table:table-cell>
          <table:table-cell table:number-columns-repeated="10" table:style-name="ce9"/>
          <table:table-cell table:style-name="ce10"/>
          <table:table-cell table:number-columns-repeated="16365"/>
        </table:table-row>
        <table:table-row table:style-name="ro29">
          <table:table-cell office:value-type="string" table:style-name="ce31">
            <text:p>SC1</text:p>
          </table:table-cell>
          <table:table-cell office:value-type="string" table:style-name="ce30">
            <text:p>Change Password and Login</text:p>
          </table:table-cell>
          <table:table-cell office:value-type="string" table:style-name="ce30">
            <text:p>Enter incorrect Old Password</text:p>
          </table:table-cell>
          <table:table-cell office:value-type="string" table:style-name="ce30">
            <text:p>1) Click on Change Password</text:p>
            <text:p>2) Enter required fields</text:p>
            <text:p>3) Submit</text:p>
          </table:table-cell>
          <table:table-cell office:value-type="string" table:style-name="ce30">
            <text:p>Old Password - Incorrect Old Password</text:p>
            <text:p>New password - 123456</text:p>
            <text:p>Confirm Password - 123456</text:p>
          </table:table-cell>
          <table:table-cell office:value-type="string" table:style-name="ce30">
            <text:p>1) A pop-up "Old password is incorrect" is shown</text:p>
            <text:p>2) User redirected to Change Password</text:p>
          </table:table-cell>
          <table:table-cell office:value-type="string" table:style-name="ce30">
            <text:p>1) A pop-up "Old password is incorrect" is shown</text:p>
            <text:p>2) User redirect to Change Password is shown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0">
          <table:table-cell office:value-type="string" table:style-name="ce31">
            <text:p>SC2</text:p>
          </table:table-cell>
          <table:table-cell table:style-name="ce27"/>
          <table:table-cell office:value-type="string" table:style-name="ce30">
            <text:p>Verify after password is changed</text:p>
            <text:p>page is redirected to Login screen</text:p>
          </table:table-cell>
          <table:table-cell office:value-type="string" table:style-name="ce30">
            <text:p>1) Click on Change Password</text:p>
            <text:p>2) Enter required fields</text:p>
            <text:p>3) Submit</text:p>
          </table:table-cell>
          <table:table-cell office:value-type="string" table:style-name="ce30">
            <text:p>Old Password - correct Old Password</text:p>
            <text:p>New password - 123456</text:p>
            <text:p>Confirm Password - 123456</text:p>
          </table:table-cell>
          <table:table-cell office:value-type="string" table:style-name="ce30">
            <text:p>1) A pop-up "Password is changed" is shown</text:p>
            <text:p>2) User logged out and redirected to login page</text:p>
          </table:table-cell>
          <table:table-cell office:value-type="string" table:style-name="ce30">
            <text:p>1) A pop-up "Password is changed" is shown</text:p>
            <text:p>2) User logged out and redirected to login page is shown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31">
            <text:p>SC3</text:p>
          </table:table-cell>
          <table:table-cell table:style-name="ce27"/>
          <table:table-cell office:value-type="string" table:style-name="ce30">
            <text:p>Verify you can login with NEW password after the password is changed</text:p>
          </table:table-cell>
          <table:table-cell office:value-type="string" table:style-name="ce30">
            <text:p>1) Enter User Id and "new" Password</text:p>
            <text:p>2) Submit</text:p>
          </table:table-cell>
          <table:table-cell office:value-type="string" table:style-name="ce30">
            <text:p>user id - user id of above test case</text:p>
            <text:p>password - changed password in above test case</text:p>
          </table:table-cell>
          <table:table-cell office:value-type="string" table:style-name="ce30">
            <text:p>1) User redirected to customer home page</text:p>
          </table:table-cell>
          <table:table-cell office:value-type="string" table:style-name="ce30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1">
          <table:table-cell office:value-type="string" table:style-name="ce31">
            <text:p>SC4</text:p>
          </table:table-cell>
          <table:table-cell office:value-type="string" table:style-name="ce30">
            <text:p>Balance enquiry</text:p>
          </table:table-cell>
          <table:table-cell office:value-type="string" table:style-name="ce30">
            <text:p>Verify Balance of an account</text:p>
          </table:table-cell>
          <table:table-cell office:value-type="string" table:style-name="ce30">
            <text:p>1) Click on Balance enquiry</text:p>
            <text:p>2) Enter all required fields</text:p>
            <text:p>3) Submit</text:p>
          </table:table-cell>
          <table:table-cell office:value-type="string" table:style-name="ce30">
            <text:p>account no- xyz</text:p>
          </table:table-cell>
          <table:table-cell office:value-type="string" table:style-name="ce30">
            <text:p>Balance of account is shown</text:p>
          </table:table-cell>
          <table:table-cell office:value-type="string" table:style-name="ce30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25">
          <table:table-cell office:value-type="string" table:style-name="ce31">
            <text:p>SC5</text:p>
          </table:table-cell>
          <table:table-cell office:value-type="string" table:style-name="ce30">
            <text:p>Balance enquiry</text:p>
          </table:table-cell>
          <table:table-cell office:value-type="string" table:style-name="ce30">
            <text:p>Verify a customer can see balance of only his/her own account</text:p>
          </table:table-cell>
          <table:table-cell office:value-type="string" table:style-name="ce30">
            <text:p>1) Click on Balance enquiry</text:p>
            <text:p>2) Enter wrong account number which is not associated with customer</text:p>
            <text:p>3) Submit</text:p>
          </table:table-cell>
          <table:table-cell office:value-type="string" table:style-name="ce30">
            <text:p>account no-pqr</text:p>
          </table:table-cell>
          <table:table-cell office:value-type="string" table:style-name="ce30">
            <text:p>Display alert message " You are not authorize to get Balance details of this account!! "</text:p>
          </table:table-cell>
          <table:table-cell office:value-type="string" table:style-name="ce30">
            <text:p>You can see balance of any account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31">
            <text:p>SC6</text:p>
          </table:table-cell>
          <table:table-cell office:value-type="string" table:style-name="ce30">
            <text:p>Balance enquiry</text:p>
          </table:table-cell>
          <table:table-cell office:value-type="string" table:style-name="ce29">
            <text:p>Verify no balance is shown for non existing account</text:p>
          </table:table-cell>
          <table:table-cell office:value-type="string" table:style-name="ce30">
            <text:p>1) Click on Balance enquiry</text:p>
            <text:p>2) Enter wrong account number which is not available in database</text:p>
            <text:p>3) Submit</text:p>
          </table:table-cell>
          <table:table-cell office:value-type="string" table:style-name="ce30">
            <text:p>account no- pqr</text:p>
          </table:table-cell>
          <table:table-cell office:value-type="string" table:style-name="ce30">
            <text:p>Display alert message " Account does not exist "</text:p>
          </table:table-cell>
          <table:table-cell office:value-type="string" table:style-name="ce30">
            <text:p>Display alert message " Account does not exist "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2">
          <table:table-cell office:value-type="string" table:style-name="ce31">
            <text:p>SC7</text:p>
          </table:table-cell>
          <table:table-cell office:value-type="string" table:style-name="ce30">
            <text:p>Mini statement</text:p>
          </table:table-cell>
          <table:table-cell office:value-type="string" table:style-name="ce30">
            <text:p>Verify transfer details appear on the Mini statement</text:p>
          </table:table-cell>
          <table:table-cell office:value-type="string" table:style-name="ce30">
            <text:p>1) Click on Mini Statement</text:p>
            <text:p>2) Enter all required fields</text:p>
            <text:p>3) Submit</text:p>
          </table:table-cell>
          <table:table-cell office:value-type="string" table:style-name="ce30">
            <text:p>Account No - xyz</text:p>
          </table:table-cell>
          <table:table-cell office:value-type="string" table:style-name="ce30">
            <text:p>Last five transactions must be shown</text:p>
          </table:table-cell>
          <table:table-cell office:value-type="string" table:style-name="ce30">
            <text:p>Following detail is shown</text:p>
            <text:p>=======================</text:p>
            <text:p/>
            <text:p>Transaction ID Amount Transaction Type Date of Transaction Description</text:p>
            <text:p>2398 700 d 2013-11-13 cash</text:p>
            <text:p>2399 800 w 2013-11-13 cash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3">
          <table:table-cell office:value-type="string" table:style-name="ce31">
            <text:p>SC8</text:p>
          </table:table-cell>
          <table:table-cell office:value-type="string" table:style-name="ce30">
            <text:p>Fund Transfer &amp; customized statement, Balance enquiry</text:p>
          </table:table-cell>
          <table:table-cell office:value-type="string" table:style-name="ce30">
            <text:p>Verify Fund Transfer can be done</text:p>
          </table:table-cell>
          <table:table-cell office:value-type="string" table:style-name="ce30">
            <text:p>1) Click on Fund Transfer</text:p>
            <text:p>2) Enter all required fields</text:p>
            <text:p>3) Submit</text:p>
          </table:table-cell>
          <table:table-cell office:value-type="string" table:style-name="ce30">
            <text:p>Payers account no -abc</text:p>
            <text:p>Payees account no -aac</text:p>
            <text:p>Ammount -10</text:p>
            <text:p>Description - fund</text:p>
          </table:table-cell>
          <table:table-cell office:value-type="string" table:style-name="ce30">
            <text:p>Fund transfer should complete successfully</text:p>
          </table:table-cell>
          <table:table-cell office:value-type="string" table:style-name="ce30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27">
          <table:table-cell office:value-type="string" table:style-name="ce31">
            <text:p>SC9</text:p>
          </table:table-cell>
          <table:table-cell table:style-name="ce27"/>
          <table:table-cell office:value-type="string" table:style-name="ce30">
            <text:p>Verify Fund Transfer is not done when page is reloded</text:p>
          </table:table-cell>
          <table:table-cell office:value-type="string" table:style-name="ce30">
            <text:p>1) Refresh Fund Transfer detail Page shown in above test case</text:p>
          </table:table-cell>
          <table:table-cell table:style-name="ce27"/>
          <table:table-cell office:value-type="string" table:style-name="ce30">
            <text:p>Redirect to Fund Transfer input Page</text:p>
          </table:table-cell>
          <table:table-cell office:value-type="string" table:style-name="ce30">
            <text:p>Not redirecting and fund is transfer again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34">
          <table:table-cell office:value-type="string" table:style-name="ce31">
            <text:p>SC10</text:p>
          </table:table-cell>
          <table:table-cell table:style-name="ce27"/>
          <table:table-cell office:value-type="string" table:style-name="ce30">
            <text:p>Verify transfer details appear on the Customized statement</text:p>
          </table:table-cell>
          <table:table-cell office:value-type="string" table:style-name="ce30">
            <text:p>1) Click on Customized Statement</text:p>
            <text:p>2) Enter all required fields</text:p>
            <text:p>3) Submit</text:p>
          </table:table-cell>
          <table:table-cell office:value-type="string" table:style-name="ce30">
            <text:p>account no - payers account no used in above test case inserted in above test case</text:p>
            <text:p>From date - dd/mm/yy</text:p>
            <text:p>to date - current date</text:p>
          </table:table-cell>
          <table:table-cell office:value-type="string" table:style-name="ce30">
            <text:p>Customized statement should be shown</text:p>
          </table:table-cell>
          <table:table-cell office:value-type="string" table:style-name="ce30">
            <text:p>Following detail should shown</text:p>
            <text:p>=======================</text:p>
            <text:p/>
            <text:p>Transaction ID Amount Transaction Type Date of Transaction Description</text:p>
            <text:p>2398 700 d 2013-11-13 cash</text:p>
            <text:p>2399 800 w 2013-11-13 cash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5">
          <table:table-cell office:value-type="string" table:style-name="ce31">
            <text:p>SC11</text:p>
          </table:table-cell>
          <table:table-cell table:style-name="ce27"/>
          <table:table-cell office:value-type="string" table:style-name="ce30">
            <text:p>Verify Fund transfer for Payer Authorization</text:p>
          </table:table-cell>
          <table:table-cell office:value-type="string" table:style-name="ce30">
            <text:p>1) Click on Fund Transfer</text:p>
            <text:p>2) Enter wrong Payer account number which is not associated with customer</text:p>
            <text:p>3) Submit</text:p>
          </table:table-cell>
          <table:table-cell office:value-type="string" table:style-name="ce30">
            <text:p>Payers account no -acc(not associated with customer)</text:p>
            <text:p>Payees account no -xyz</text:p>
            <text:p>Ammount -10</text:p>
            <text:p>Description - fund</text:p>
          </table:table-cell>
          <table:table-cell office:value-type="string" table:style-name="ce30">
            <text:p>Display alert messsage "You are not authorize to Transfer Funds from this account!! "</text:p>
          </table:table-cell>
          <table:table-cell office:value-type="string" table:style-name="ce30">
            <text:p>Not displaying alert message and transfers the fund successful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35">
          <table:table-cell office:value-type="string" table:style-name="ce31">
            <text:p>SC12</text:p>
          </table:table-cell>
          <table:table-cell table:style-name="ce27"/>
          <table:table-cell office:value-type="string" table:style-name="ce30">
            <text:p>Verify Fund transfer Payer or Payee account no does not exist in database</text:p>
          </table:table-cell>
          <table:table-cell office:value-type="string" table:style-name="ce30">
            <text:p>1) Click on Fund Transfer</text:p>
            <text:p>2) Enter wrong Payer or Payees account number which is not available in database</text:p>
            <text:p>3) Submit</text:p>
          </table:table-cell>
          <table:table-cell office:value-type="string" table:style-name="ce30">
            <text:p>Payers account no -abc</text:p>
            <text:p>Payees account no -xyz</text:p>
            <text:p>Ammount -10</text:p>
            <text:p>Description - fund</text:p>
          </table:table-cell>
          <table:table-cell office:value-type="string" table:style-name="ce30">
            <text:p>Display alert messsage " Account ### does not exist!!! "</text:p>
          </table:table-cell>
          <table:table-cell office:value-type="string" table:style-name="ce30">
            <text:p>Display alert messsage " No details found for this accounts !!! "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36">
          <table:table-cell office:value-type="string" table:style-name="ce31">
            <text:p>SC13</text:p>
          </table:table-cell>
          <table:table-cell table:style-name="ce30"/>
          <table:table-cell office:value-type="string" table:style-name="ce30">
            <text:p>Verify Fund transfer Payer &amp; Payes account no are same</text:p>
          </table:table-cell>
          <table:table-cell office:value-type="string" table:style-name="ce30">
            <text:p>1) Click on Fund Transfer</text:p>
            <text:p>2) Enter same Payer account number and Payees account number which is available in database</text:p>
            <text:p>3) Submit</text:p>
          </table:table-cell>
          <table:table-cell office:value-type="string" table:style-name="ce30">
            <text:p>Payers account no -xya</text:p>
            <text:p>Payees account no -abc</text:p>
            <text:p>Ammount -10</text:p>
            <text:p>Description - fund</text:p>
          </table:table-cell>
          <table:table-cell office:value-type="string" table:style-name="ce30">
            <text:p>Display alert messsage " Payers account No and Payees account No Must Not be Same!!! "</text:p>
          </table:table-cell>
          <table:table-cell office:value-type="string" table:style-name="ce30">
            <text:p>No pop up and fund transfer sucessful or for non existing customer pop up "No details found for this account!!" is shown</text:p>
          </table:table-cell>
          <table:table-cell office:value-type="string" table:style-name="ce25">
            <text:p>Fail</text:p>
          </table:table-cell>
          <table:table-cell table:number-columns-repeated="16376" table:style-name="ce19"/>
        </table:table-row>
        <table:table-row table:style-name="ro10">
          <table:table-cell office:value-type="string" table:style-name="ce31">
            <text:p>SC14</text:p>
          </table:table-cell>
          <table:table-cell office:value-type="string" table:style-name="ce27">
            <text:p>Mini statement</text:p>
          </table:table-cell>
          <table:table-cell office:value-type="string" table:style-name="ce27">
            <text:p>Verify a customer can see mini statement of ONLY his account</text:p>
          </table:table-cell>
          <table:table-cell office:value-type="string" table:style-name="ce27">
            <text:p>1) Click on Mini Statement</text:p>
            <text:p>2) Enter all required fields</text:p>
            <text:p>3) Submit</text:p>
          </table:table-cell>
          <table:table-cell office:value-type="string" table:style-name="ce27">
            <text:p>Account No - xyz(Account does not belong to customer)</text:p>
          </table:table-cell>
          <table:table-cell office:value-type="string" table:style-name="ce27">
            <text:p>Display alert messsage " You are not authorize to generate statement of this Account!! "</text:p>
          </table:table-cell>
          <table:table-cell office:value-type="string" table:style-name="ce27">
            <text:p>Ministatement is generated for any account that exists in database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31">
          <table:table-cell office:value-type="string" table:style-name="ce31">
            <text:p>SC15</text:p>
          </table:table-cell>
          <table:table-cell table:style-name="ce30"/>
          <table:table-cell office:value-type="string" table:style-name="ce30">
            <text:p>Verify system behavior when wrong account number is entered in the Mini statement</text:p>
          </table:table-cell>
          <table:table-cell office:value-type="string" table:style-name="ce30">
            <text:p>1) Click on Mini Statement</text:p>
            <text:p>2) Enter all required fields</text:p>
            <text:p>3) Submit</text:p>
          </table:table-cell>
          <table:table-cell office:value-type="string" table:style-name="ce30">
            <text:p>Account No - xyz</text:p>
          </table:table-cell>
          <table:table-cell office:value-type="string" table:style-name="ce30">
            <text:p>Display alert messsage " Account does not exist! "</text:p>
            <text:p>on click ok Redirect to Minisatement input page</text:p>
          </table:table-cell>
          <table:table-cell office:value-type="string" table:style-name="ce30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9"/>
        </table:table-row>
        <table:table-row table:style-name="ro8">
          <table:table-cell office:value-type="string" table:style-name="ce31">
            <text:p>SC16</text:p>
          </table:table-cell>
          <table:table-cell office:value-type="string" table:style-name="ce30">
            <text:p>Customized statement</text:p>
          </table:table-cell>
          <table:table-cell office:value-type="string" table:style-name="ce30">
            <text:p>Verify a customer can see Customized statement of ONLY his account</text:p>
          </table:table-cell>
          <table:table-cell office:value-type="string" table:style-name="ce30">
            <text:p>1) Click on customize statement</text:p>
            <text:p>2) Enter all required fields</text:p>
            <text:p>3) Submit</text:p>
          </table:table-cell>
          <table:table-cell office:value-type="string" table:style-name="ce30">
            <text:p>account no - xyz</text:p>
            <text:p>From date - dd/mm/yy</text:p>
            <text:p>to date - current date</text:p>
            <text:p>Number of transaction - 10</text:p>
          </table:table-cell>
          <table:table-cell office:value-type="string" table:style-name="ce30">
            <text:p>Display alert messsage " You are not authorize to generate statement of this Account!! "</text:p>
          </table:table-cell>
          <table:table-cell office:value-type="string" table:style-name="ce30">
            <text:p>Customized statement is generated for any account that exists in database</text:p>
          </table:table-cell>
          <table:table-cell office:value-type="string" table:style-name="ce25">
            <text:p>Fail</text:p>
          </table:table-cell>
          <table:table-cell table:number-columns-repeated="16376" table:style-name="ce19"/>
        </table:table-row>
        <table:table-row table:style-name="ro26">
          <table:table-cell office:value-type="string" table:style-name="ce31">
            <text:p>SC17</text:p>
          </table:table-cell>
          <table:table-cell table:style-name="ce30"/>
          <table:table-cell office:value-type="string" table:style-name="ce30">
            <text:p>Verify system behavior when wrong account number is entered in the Customized statement</text:p>
          </table:table-cell>
          <table:table-cell office:value-type="string" table:style-name="ce30">
            <text:p>1) Click on customize statement</text:p>
            <text:p>2) Enter all required fields</text:p>
            <text:p>3) Submit</text:p>
          </table:table-cell>
          <table:table-cell office:value-type="string" table:style-name="ce30">
            <text:p>account no -abc</text:p>
            <text:p>From date - dd/mm/yy</text:p>
            <text:p>to date - current date</text:p>
          </table:table-cell>
          <table:table-cell office:value-type="string" table:style-name="ce30">
            <text:p>Display alert messsage " Account does not exist! "</text:p>
          </table:table-cell>
          <table:table-cell office:value-type="string" table:style-name="ce30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9"/>
        </table:table-row>
        <table:table-row table:style-name="ro37">
          <table:table-cell office:value-type="string" table:style-name="ce31">
            <text:p>SC18</text:p>
          </table:table-cell>
          <table:table-cell table:style-name="ce30"/>
          <table:table-cell office:value-type="string" table:style-name="ce30">
            <text:p>Verify system behavior when to-date is lower than from-date in the Customized statement</text:p>
          </table:table-cell>
          <table:table-cell office:value-type="string" table:style-name="ce30">
            <text:p>1) Click on customize statement</text:p>
            <text:p>2) Enter all required fields</text:p>
            <text:p>3) Submit</text:p>
          </table:table-cell>
          <table:table-cell office:value-type="string" table:style-name="ce30">
            <text:p>account no - abc</text:p>
            <text:p>From date -</text:p>
            <text:p>to date - lower than from date</text:p>
            <text:p>amount lower limit -</text:p>
            <text:p>Number of transaction - 10</text:p>
          </table:table-cell>
          <table:table-cell office:value-type="string" table:style-name="ce30">
            <text:p>Display alert messsage " FromDate field should be lower than ToDate field!!"</text:p>
          </table:table-cell>
          <table:table-cell office:value-type="string" table:style-name="ce30">
            <text:p>Display alert messsage " No details found for this accounts !!! "</text:p>
          </table:table-cell>
          <table:table-cell office:value-type="string" table:style-name="ce25">
            <text:p>Fail</text:p>
          </table:table-cell>
          <table:table-cell table:number-columns-repeated="16376" table:style-name="ce19"/>
        </table:table-row>
        <table:table-row table:number-rows-repeated="1048557" table:style-name="ro1">
          <table:table-cell table:number-columns-repeated="16384"/>
        </table:table-row>
      </table:table>
      <table:table table:name="WebService" table:style-name="ta1"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32">
            <text:p>SR#</text:p>
          </table:table-cell>
          <table:table-cell office:value-type="string" table:style-name="ce33">
            <text:p>Test Scenario</text:p>
          </table:table-cell>
          <table:table-cell office:value-type="string" table:style-name="ce33">
            <text:p>Test Cases</text:p>
          </table:table-cell>
          <table:table-cell office:value-type="string" table:style-name="ce33">
            <text:p>Test Steps</text:p>
          </table:table-cell>
          <table:table-cell office:value-type="string" table:style-name="ce33">
            <text:p>Test Data</text:p>
          </table:table-cell>
          <table:table-cell office:value-type="string" table:style-name="ce33">
            <text:p>Expected Result</text:p>
          </table:table-cell>
          <table:table-cell office:value-type="string" table:style-name="ce33">
            <text:p>Actual Result</text:p>
          </table:table-cell>
          <table:table-cell office:value-type="string" table:style-name="ce33">
            <text:p>Pass/Fail</text:p>
          </table:table-cell>
          <table:table-cell table:number-columns-repeated="10" table:style-name="ce9"/>
          <table:table-cell table:style-name="ce10"/>
          <table:table-cell table:number-columns-repeated="16365"/>
        </table:table-row>
        <table:table-row table:style-name="ro38">
          <table:table-cell office:value-type="string" table:style-name="ce31">
            <text:p>WS1</text:p>
          </table:table-cell>
          <table:table-cell office:value-type="string" table:style-name="ce30">
            <text:p>Verify Login credentials For SinkMiniStatement</text:p>
          </table:table-cell>
          <table:table-cell office:value-type="string" table:style-name="ce30">
            <text:p>Customer id cannot be</text:p>
            <text:p>empty</text:p>
          </table:table-cell>
          <table:table-cell office:value-type="string" table:style-name="ce30">
            <text:p>1) Do not enter a value in Customer id Field in URL</text:p>
            <text:p>2) Press Enter</text:p>
          </table:table-cell>
          <table:table-cell office:value-type="string" table:style-name="ce34">
            <text:p><text:a xlink:href="http://demo.guru99.com/V3/sinkministatement.php?CUSTOMER_ID=&amp;PASSWORD=cust123&amp;Account_No=123">http://demo.guru99.com/V3/sinkministatement.php?CUSTOMER_ID=&amp;PASSWORD=cust123&amp;Account_No=123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1">
            <text:p>WS2</text:p>
          </table:table-cell>
          <table:table-cell table:style-name="ce30"/>
          <table:table-cell office:value-type="string" table:style-name="ce29">
            <text:p>Invalid Customer Id</text:p>
          </table:table-cell>
          <table:table-cell office:value-type="string" table:style-name="ce30">
            <text:p>1) Enter Customer Id which does not exists in database</text:p>
            <text:p>2) Submit</text:p>
          </table:table-cell>
          <table:table-cell office:value-type="string" table:style-name="ce34">
            <text:p><text:a xlink:href="http://demo.guru99.com/V3/sinkministatement.php?CUSTOMER_ID=12345&amp;PASSWORD=cust123&amp;Account_No=123">http://demo.guru99.com/V3/sinkministatement.php?CUSTOMER_ID=12345&amp;PASSWORD=cust123&amp;Account_No=123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39">
          <table:table-cell office:value-type="string" table:style-name="ce31">
            <text:p>WS3</text:p>
          </table:table-cell>
          <table:table-cell table:style-name="ce30"/>
          <table:table-cell office:value-type="string" table:style-name="ce29">
            <text:p>Password Cannot be empty</text:p>
          </table:table-cell>
          <table:table-cell office:value-type="string" table:style-name="ce30">
            <text:p>1) Do not enter a value in Password Field in URL</text:p>
            <text:p>2) Press Enter</text:p>
          </table:table-cell>
          <table:table-cell office:value-type="string" table:style-name="ce34">
            <text:p><text:a xlink:href="http://demo.guru99.com/V3/sinkministatement.php?CUSTOMER_ID=68195&amp;PASSWORD=&amp;Account_No=1">http://demo.guru99.com/V3/sinkministatement.php?CUSTOMER_ID=68195&amp;PASSWORD=&amp;Account_No=1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1">
            <text:p>WS4</text:p>
          </table:table-cell>
          <table:table-cell table:style-name="ce30"/>
          <table:table-cell office:value-type="string" table:style-name="ce29">
            <text:p>Invalid Password</text:p>
          </table:table-cell>
          <table:table-cell office:value-type="string" table:style-name="ce30">
            <text:p>1) Enter Password which is not stored in database</text:p>
          </table:table-cell>
          <table:table-cell office:value-type="string" table:style-name="ce34">
            <text:p><text:a xlink:href="http://demo.guru99.com/V3/sinkministatement.php?CUSTOMER_ID=68195&amp;PASSWORD=12345&amp;Account_No=1">http://demo.guru99.com/V3/sinkministatement.php?CUSTOMER_ID=68195&amp;PASSWORD=12345&amp;Account_No=1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40">
          <table:table-cell office:value-type="string" table:style-name="ce31">
            <text:p>WS5</text:p>
          </table:table-cell>
          <table:table-cell office:value-type="string" table:style-name="ce30">
            <text:p>Verify Account number For SinkMiniStatement</text:p>
          </table:table-cell>
          <table:table-cell office:value-type="string" table:style-name="ce29">
            <text:p>Account Number exist in database</text:p>
          </table:table-cell>
          <table:table-cell office:value-type="string" table:style-name="ce30">
            <text:p>1) Enter a value in Account Number Field in URL which is exist in database</text:p>
            <text:p>2) Press Enter</text:p>
          </table:table-cell>
          <table:table-cell office:value-type="string" table:style-name="ce34">
            <text:p><text:a xlink:href="http://demo.guru99.com/V3/sinkministatement.php?CUSTOMER_ID=68195&amp;PASSWORD=1234!&amp;Account_No=1">http://demo.guru99.com/V3/sinkministatement.php?CUSTOMER_ID=68195&amp;PASSWORD=1234!&amp;Account_No=1</text:a></text:p>
          </table:table-cell>
          <table:table-cell office:value-type="string" table:style-name="ce30">
            <text:p>Mini Statement data in correct Json format must be displayed</text:p>
          </table:table-cell>
          <table:table-cell office:value-type="string" table:style-name="ce29">
            <text:p>Json format fail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41">
          <table:table-cell office:value-type="string" table:style-name="ce31">
            <text:p>WS6</text:p>
          </table:table-cell>
          <table:table-cell table:style-name="ce30"/>
          <table:table-cell office:value-type="string" table:style-name="ce30">
            <text:p>Account number</text:p>
            <text:p>cannot be empty</text:p>
          </table:table-cell>
          <table:table-cell office:value-type="string" table:style-name="ce30">
            <text:p>1) Do not enter a value in account numberin URL</text:p>
          </table:table-cell>
          <table:table-cell office:value-type="string" table:style-name="ce34">
            <text:p><text:a xlink:href="http://demo.guru99.com/V3/sinkministatement.php?CUSTOMER_ID=68195&amp;PASSWORD=1234!&amp;Account_No=1">http://demo.guru99.com/V3/sinkministatement.php?CUSTOMER_ID=68195&amp;PASSWORD=1234!&amp;Account_No=1</text:a></text:p>
          </table:table-cell>
          <table:table-cell office:value-type="string" table:style-name="ce30">
            <text:p>An error in message "No Data " should be displayed in json format</text:p>
          </table:table-cell>
          <table:table-cell office:value-type="string" table:style-name="ce29">
            <text:p>Data is shown</text:p>
          </table:table-cell>
          <table:table-cell office:value-type="string" table:style-name="ce25">
            <text:p>Fail</text:p>
          </table:table-cell>
          <table:table-cell table:number-columns-repeated="16376" table:style-name="ce1"/>
        </table:table-row>
        <table:table-row table:style-name="ro40">
          <table:table-cell office:value-type="string" table:style-name="ce31">
            <text:p>WS7</text:p>
          </table:table-cell>
          <table:table-cell office:value-type="string" table:style-name="ce30">
            <text:p>Verify Login credentials for SinkBalanceEnquiry</text:p>
          </table:table-cell>
          <table:table-cell office:value-type="string" table:style-name="ce29">
            <text:p>Non Exist Account Number in database</text:p>
          </table:table-cell>
          <table:table-cell office:value-type="string" table:style-name="ce30">
            <text:p>1) Enter a value in Account Number Field in URL which is not exist in database</text:p>
            <text:p>2) Press Enter</text:p>
          </table:table-cell>
          <table:table-cell office:value-type="string" table:style-name="ce34">
            <text:p><text:a xlink:href="http://demo.guru99.com/V3/sinkbalanceenquiry.php?CUSTOMER_ID=68195&amp;PASSWORD=1234!&amp;Account_No=185">http://demo.guru99.com/V3/sinkbalanceenquiry.php?CUSTOMER_ID=68195&amp;PASSWORD=1234!&amp;Account_No=185</text:a></text:p>
          </table:table-cell>
          <table:table-cell office:value-type="string" table:style-name="ce30">
            <text:p>An error message "No Data" in format of json should be displayed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42">
          <table:table-cell office:value-type="string" table:style-name="ce31">
            <text:p>WS8</text:p>
          </table:table-cell>
          <table:table-cell office:value-type="string" table:style-name="ce30">
            <text:p>For SinkBalanceEnquiry</text:p>
          </table:table-cell>
          <table:table-cell office:value-type="string" table:style-name="ce29">
            <text:p>Account Number is Empty</text:p>
          </table:table-cell>
          <table:table-cell office:value-type="string" table:style-name="ce30">
            <text:p>1) Do not Enter Account Number Field in URL</text:p>
            <text:p>2) Press Enter</text:p>
          </table:table-cell>
          <table:table-cell office:value-type="string" table:style-name="ce34">
            <text:p><text:a xlink:href="http://demo.guru99.com/V3/sinkbalanceenquiry.php?CUSTOMER_ID=68195&amp;PASSWORD=1234!&amp;Account_No=">http://demo.guru99.com/V3/sinkbalanceenquiry.php?CUSTOMER_ID=68195&amp;PASSWORD=1234!&amp;Account_No=</text:a></text:p>
          </table:table-cell>
          <table:table-cell office:value-type="string" table:style-name="ce30">
            <text:p>A success message with data asscociated with all account number in json format should be displayed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23">
          <table:table-cell office:value-type="string" table:style-name="ce31">
            <text:p>WS9</text:p>
          </table:table-cell>
          <table:table-cell office:value-type="string" table:style-name="ce30">
            <text:p>Verify Manager Id For SinkBalanceEnquiry</text:p>
          </table:table-cell>
          <table:table-cell office:value-type="string" table:style-name="ce29">
            <text:p>Valid manager id</text:p>
          </table:table-cell>
          <table:table-cell office:value-type="string" table:style-name="ce30">
            <text:p>1) Enter manager id which is exist in database</text:p>
            <text:p>2) Submit</text:p>
          </table:table-cell>
          <table:table-cell office:value-type="string" table:style-name="ce34">
            <text:p><text:a xlink:href="http://demo.guru99.com/V3/sinkbalanceenquiry.php?CUSTOMER_ID=mgr123&amp;PASSWORD=mgr123&amp;Account_No=1">http://demo.guru99.com/V3/sinkbalanceenquiry.php?CUSTOMER_ID=mgr123&amp;PASSWORD=mgr123&amp;Account_No=1</text:a></text:p>
          </table:table-cell>
          <table:table-cell office:value-type="string" table:style-name="ce30">
            <text:p>An Error Message "Login Credentials Incorrect" should be displayed in json format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31">
            <text:p>WS10</text:p>
          </table:table-cell>
          <table:table-cell office:value-type="string" table:style-name="ce30">
            <text:p>Verify Customer Id For SinkBalanceEnquiry</text:p>
          </table:table-cell>
          <table:table-cell office:value-type="string" table:style-name="ce30">
            <text:p>Customer id cannot be empty</text:p>
          </table:table-cell>
          <table:table-cell office:value-type="string" table:style-name="ce30">
            <text:p>1) Do not enter a value in Customer id Field in URL</text:p>
            <text:p>2) Press Enter</text:p>
          </table:table-cell>
          <table:table-cell office:value-type="string" table:style-name="ce34">
            <text:p><text:a xlink:href="http://demo.guru99.com/V3/sinkbalanceenquiry.php?CUSTOMER_ID=&amp;PASSWORD=1234!&amp;Account_No=1">http://demo.guru99.com/V3/sinkbalanceenquiry.php?CUSTOMER_ID=&amp;PASSWORD=1234!&amp;Account_No=1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43">
          <table:table-cell office:value-type="string" table:style-name="ce31">
            <text:p>WS11</text:p>
          </table:table-cell>
          <table:table-cell table:style-name="ce30"/>
          <table:table-cell office:value-type="string" table:style-name="ce29">
            <text:p>Invalid Customer Id</text:p>
          </table:table-cell>
          <table:table-cell office:value-type="string" table:style-name="ce30">
            <text:p>1) Enter Customer Id which is not exist in database</text:p>
            <text:p>2) Submit</text:p>
          </table:table-cell>
          <table:table-cell office:value-type="string" table:style-name="ce34">
            <text:p><text:a xlink:href="http://demo.guru99.com/V3/sinkbalanceenquiry.php?CUSTOMER_ID=customer123&amp;PASSWORD=1234!&amp;Account_No=1">http://demo.guru99.com/V3/sinkbalanceenquiry.php?CUSTOMER_ID=customer123&amp;PASSWORD=1234!&amp;Account_No=1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44">
          <table:table-cell office:value-type="string" table:style-name="ce31">
            <text:p>WS12</text:p>
          </table:table-cell>
          <table:table-cell office:value-type="string" table:style-name="ce30">
            <text:p>Verify Password For SinkBalanceEnquiry</text:p>
          </table:table-cell>
          <table:table-cell office:value-type="string" table:style-name="ce29">
            <text:p>Password Cannot be empty</text:p>
          </table:table-cell>
          <table:table-cell office:value-type="string" table:style-name="ce30">
            <text:p>1) Do not enter a value in Password Field in URL</text:p>
            <text:p>2) Press Enter</text:p>
          </table:table-cell>
          <table:table-cell office:value-type="string" table:style-name="ce34">
            <text:p><text:a xlink:href="http://demo.guru99.com/V3/sinkbalanceenquiry.php?CUSTOMER_ID=68195&amp;PASSWORD=&amp;Account_No=1">http://demo.guru99.com/V3/sinkbalanceenquiry.php?CUSTOMER_ID=68195&amp;PASSWORD=&amp;Account_No=1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3">
          <table:table-cell office:value-type="string" table:style-name="ce31">
            <text:p>WS13</text:p>
          </table:table-cell>
          <table:table-cell table:style-name="ce30"/>
          <table:table-cell office:value-type="string" table:style-name="ce29">
            <text:p>Invalid Password</text:p>
          </table:table-cell>
          <table:table-cell office:value-type="string" table:style-name="ce30">
            <text:p>1) Enter Password which is not stored in database</text:p>
          </table:table-cell>
          <table:table-cell office:value-type="string" table:style-name="ce34">
            <text:p><text:a xlink:href="http://demo.guru99.com/V3/sinkbalanceenquiry.php?CUSTOMER_ID=68195&amp;PASSWORD=123&amp;Account_No=1">http://demo.guru99.com/V3/sinkbalanceenquiry.php?CUSTOMER_ID=68195&amp;PASSWORD=123&amp;Account_No=1</text:a></text:p>
          </table:table-cell>
          <table:table-cell office:value-type="string" table:style-name="ce30">
            <text:p>An error message "Login Credentials Incorrect" in json format must be shown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15">
          <table:table-cell office:value-type="string" table:style-name="ce31">
            <text:p>WS14</text:p>
          </table:table-cell>
          <table:table-cell office:value-type="string" table:style-name="ce30">
            <text:p>Verify Account number For SinkBalanceEnquiry</text:p>
          </table:table-cell>
          <table:table-cell office:value-type="string" table:style-name="ce29">
            <text:p>Account Number exist in database</text:p>
          </table:table-cell>
          <table:table-cell office:value-type="string" table:style-name="ce30">
            <text:p>1) Enter a value in Account Number Field in URL which is exist in database</text:p>
            <text:p>2) Press Enter</text:p>
          </table:table-cell>
          <table:table-cell office:value-type="string" table:style-name="ce34">
            <text:p><text:a xlink:href="http://demo.guru99.com/V3/sinkbalanceenquiry.php?CUSTOMER_ID=68195&amp;PASSWORD=1234!&amp;Account_No=1">http://demo.guru99.com/V3/sinkbalanceenquiry.php?CUSTOMER_ID=68195&amp;PASSWORD=1234!&amp;Account_No=1</text:a></text:p>
          </table:table-cell>
          <table:table-cell office:value-type="string" table:style-name="ce30">
            <text:p>A Success message with data in the format of json should be displayed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44">
          <table:table-cell office:value-type="string" table:style-name="ce31">
            <text:p>WS15</text:p>
          </table:table-cell>
          <table:table-cell table:style-name="ce30"/>
          <table:table-cell office:value-type="string" table:style-name="ce29">
            <text:p>Non Exist Account Number in database</text:p>
          </table:table-cell>
          <table:table-cell office:value-type="string" table:style-name="ce30">
            <text:p>1) Enter a value in Account Number Field in URL which is not exist in database</text:p>
            <text:p>2) Press Enter</text:p>
          </table:table-cell>
          <table:table-cell office:value-type="string" table:style-name="ce34">
            <text:p><text:a xlink:href="http://demo.guru99.com/V3/sinkbalanceenquiry.php?CUSTOMER_ID=68195&amp;PASSWORD=1234!&amp;Account_No=15">http://demo.guru99.com/V3/sinkbalanceenquiry.php?CUSTOMER_ID=68195&amp;PASSWORD=1234!&amp;Account_No=15</text:a></text:p>
          </table:table-cell>
          <table:table-cell office:value-type="string" table:style-name="ce30">
            <text:p>An error message "No Data" in format of json should be displayed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1">
            <text:p>WS16</text:p>
          </table:table-cell>
          <table:table-cell table:style-name="ce30"/>
          <table:table-cell office:value-type="string" table:style-name="ce29">
            <text:p>Account Number is Empty</text:p>
          </table:table-cell>
          <table:table-cell office:value-type="string" table:style-name="ce30">
            <text:p>1) Do not Enter Account Number Field in URL</text:p>
            <text:p>2) Press Enter</text:p>
          </table:table-cell>
          <table:table-cell office:value-type="string" table:style-name="ce34">
            <text:p><text:a xlink:href="http://demo.guru99.com/V3/sinkbalanceenquiry.php?CUSTOMER_ID=68195&amp;PASSWORD=1234!&amp;Account_No=">http://demo.guru99.com/V3/sinkbalanceenquiry.php?CUSTOMER_ID=68195&amp;PASSWORD=1234!&amp;Account_No=</text:a></text:p>
          </table:table-cell>
          <table:table-cell office:value-type="string" table:style-name="ce30">
            <text:p>A success message with data asscociated with all account number in json format should be displayed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style-name="ro9">
          <table:table-cell office:value-type="string" table:style-name="ce31">
            <text:p>WS17</text:p>
          </table:table-cell>
          <table:table-cell office:value-type="string" table:style-name="ce30">
            <text:p>Verify Manager Id For SinkBalanceEnquiry</text:p>
          </table:table-cell>
          <table:table-cell office:value-type="string" table:style-name="ce29">
            <text:p>Valid manager id</text:p>
          </table:table-cell>
          <table:table-cell office:value-type="string" table:style-name="ce30">
            <text:p>1) Enter manager id which is exist in database</text:p>
            <text:p>2) Submit</text:p>
          </table:table-cell>
          <table:table-cell office:value-type="string" table:style-name="ce34">
            <text:p><text:a xlink:href="http://demo.guru99.com/V3/sinkbalanceenquiry.php?CUSTOMER_ID=mgr123&amp;PASSWORD=mgr123&amp;Account_No=1">http://demo.guru99.com/V3/sinkbalanceenquiry.php?CUSTOMER_ID=mgr123&amp;PASSWORD=mgr123&amp;Account_No=1</text:a></text:p>
          </table:table-cell>
          <table:table-cell office:value-type="string" table:style-name="ce30">
            <text:p>An Error Message "Login Credentials Incorrect" should be displayed in json format</text:p>
          </table:table-cell>
          <table:table-cell office:value-type="string" table:style-name="ce29">
            <text:p>As expected</text:p>
          </table:table-cell>
          <table:table-cell office:value-type="string" table:style-name="ce24">
            <text:p>Pass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5T16:02:07Z</meta:creation-date>
    <dc:date>2025-08-16T20:57:09Z</dc:date>
  </office:meta>
</office:document-meta>
</file>